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5000003F53BD4EAB18C8C87DE.png" manifest:media-type="image/png"/>
  <manifest:file-entry manifest:full-path="Pictures/10000000000004E5000003F5A6C1A184AB3F41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897cm" fo:min-width="1.897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67cm" fo:min-width="1.96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53.7999992370605pt" style:font-size-asian="53.7999992370605pt" style:font-size-complex="53.7999992370605pt"/>
    </style:style>
    <style:style style:name="P6" style:family="paragraph">
      <loext:graphic-properties draw:fill="none"/>
      <style:text-properties fo:font-size="55.7999992370606pt" style:font-size-asian="55.7999992370606pt" style:font-size-complex="55.7999992370606pt"/>
    </style:style>
    <style:style style:name="T1" style:family="text">
      <style:text-properties fo:color="#000000" style:font-name="Computer Modern" fo:font-size="53.7999992370605pt" fo:font-style="italic" style:font-size-asian="53.7999992370605pt" style:font-name-complex="Computer Modern" style:font-size-complex="53.7999992370605pt" style:font-style-complex="italic"/>
    </style:style>
    <style:style style:name="T2" style:family="text">
      <style:text-properties fo:color="#000000" style:font-name="Computer Modern" fo:font-size="53.7999992370605pt" style:font-size-asian="53.7999992370605pt" style:font-name-complex="Computer Modern" style:font-size-complex="53.7999992370605pt"/>
    </style:style>
    <style:style style:name="T3" style:family="text">
      <style:text-properties fo:color="#000000" style:font-name="Computer Modern" fo:font-size="55.7999992370606pt" style:font-size-asian="55.7999992370606pt" style:font-name-complex="Computer Modern" style:font-size-complex="55.7999992370606pt"/>
    </style:style>
    <style:style style:name="T4" style:family="text">
      <style:text-properties fo:color="#000000" style:font-name="Computer Modern" fo:font-size="55.7999992370606pt" fo:font-style="italic" style:font-size-asian="55.7999992370606pt" style:font-name-complex="Computer Modern" style:font-size-complex="55.799999237060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6.2cm" svg:height="35.56cm" svg:x="0cm" svg:y="0cm" svg:viewBox="0 0 76201 35561" draw:points="0,35561 76201,35561 76201,0 0,0">
          <text:p/>
        </draw:polygon>
        <draw:polygon draw:style-name="gr1" draw:text-style-name="P1" draw:layer="layout" svg:width="31.826cm" svg:height="25.708cm" svg:x="4.874cm" svg:y="4.978cm" svg:viewBox="0 0 31827 25709" draw:points="0,25709 31827,25709 31827,0 0,0">
          <text:p/>
        </draw:polygon>
        <draw:frame draw:style-name="gr2" draw:text-style-name="P2" draw:layer="layout" svg:width="31.825cm" svg:height="25.729cm" svg:x="4.874cm" svg:y="4.956cm">
          <draw:image xlink:href="Pictures/10000000000004E5000003F5A6C1A184AB3F4186.png" xlink:type="simple" xlink:show="embed" xlink:actuate="onLoad">
            <text:p/>
          </draw:image>
        </draw:frame>
        <draw:line draw:style-name="gr3" draw:text-style-name="P2" draw:layer="layout" svg:x1="4.874cm" svg:y1="30.686cm" svg:x2="4.874cm" svg:y2="4.978cm">
          <text:p/>
        </draw:line>
        <draw:polygon draw:style-name="gr4" draw:text-style-name="P3" draw:layer="layout" svg:width="0cm" svg:height="0.122cm" svg:x="4.874cm" svg:y="30.686cm" svg:viewBox="0 0 0 123" draw:points="0,0 0,123">
          <text:p/>
        </draw:polygon>
        <draw:line draw:style-name="gr5" draw:text-style-name="P2" draw:layer="layout" svg:x1="4.874cm" svg:y1="30.686cm" svg:x2="4.874cm" svg:y2="30.809cm">
          <text:p/>
        </draw:line>
        <draw:line draw:style-name="gr3" draw:text-style-name="P2" draw:layer="layout" svg:x1="12.83cm" svg:y1="30.686cm" svg:x2="12.83cm" svg:y2="4.978cm">
          <text:p/>
        </draw:line>
        <draw:polygon draw:style-name="gr4" draw:text-style-name="P3" draw:layer="layout" svg:width="0cm" svg:height="0.122cm" svg:x="12.83cm" svg:y="30.686cm" svg:viewBox="0 0 0 123" draw:points="0,0 0,123">
          <text:p/>
        </draw:polygon>
        <draw:line draw:style-name="gr5" draw:text-style-name="P2" draw:layer="layout" svg:x1="12.83cm" svg:y1="30.686cm" svg:x2="12.83cm" svg:y2="30.809cm">
          <text:p/>
        </draw:line>
        <draw:frame draw:style-name="gr6" draw:text-style-name="P5" draw:layer="layout" svg:width="4.003cm" svg:height="2.211cm" svg:x="3.266cm" svg:y="30.543cm">
          <draw:text-box>
            <text:p text:style-name="P4"><text:span text:style-name="T1">−</text:span><text:span text:style-name="T2">20</text:span></text:p>
          </draw:text-box>
        </draw:frame>
        <draw:line draw:style-name="gr3" draw:text-style-name="P2" draw:layer="layout" svg:x1="20.787cm" svg:y1="30.686cm" svg:x2="20.787cm" svg:y2="4.978cm">
          <text:p/>
        </draw:line>
        <draw:polygon draw:style-name="gr4" draw:text-style-name="P3" draw:layer="layout" svg:width="0cm" svg:height="0.122cm" svg:x="20.787cm" svg:y="30.686cm" svg:viewBox="0 0 0 123" draw:points="0,0 0,123">
          <text:p/>
        </draw:polygon>
        <draw:line draw:style-name="gr5" draw:text-style-name="P2" draw:layer="layout" svg:x1="20.787cm" svg:y1="30.686cm" svg:x2="20.787cm" svg:y2="30.809cm">
          <text:p/>
        </draw:line>
        <draw:frame draw:style-name="gr6" draw:text-style-name="P5" draw:layer="layout" svg:width="4.003cm" svg:height="2.211cm" svg:x="11.222cm" svg:y="30.543cm">
          <draw:text-box>
            <text:p text:style-name="P4"><text:span text:style-name="T1">−</text:span><text:span text:style-name="T2">10</text:span></text:p>
          </draw:text-box>
        </draw:frame>
        <draw:line draw:style-name="gr3" draw:text-style-name="P2" draw:layer="layout" svg:x1="28.743cm" svg:y1="30.686cm" svg:x2="28.743cm" svg:y2="4.978cm">
          <text:p/>
        </draw:line>
        <draw:polygon draw:style-name="gr4" draw:text-style-name="P3" draw:layer="layout" svg:width="0cm" svg:height="0.122cm" svg:x="28.743cm" svg:y="30.686cm" svg:viewBox="0 0 0 123" draw:points="0,0 0,123">
          <text:p/>
        </draw:polygon>
        <draw:line draw:style-name="gr5" draw:text-style-name="P2" draw:layer="layout" svg:x1="28.743cm" svg:y1="30.686cm" svg:x2="28.743cm" svg:y2="30.809cm">
          <text:p/>
        </draw:line>
        <draw:frame draw:style-name="gr6" draw:text-style-name="P5" draw:layer="layout" svg:width="1.897cm" svg:height="2.211cm" svg:x="20.352cm" svg:y="30.543cm">
          <draw:text-box>
            <text:p text:style-name="P4"><text:span text:style-name="T2">0</text:span></text:p>
          </draw:text-box>
        </draw:frame>
        <draw:line draw:style-name="gr3" draw:text-style-name="P2" draw:layer="layout" svg:x1="36.7cm" svg:y1="30.686cm" svg:x2="36.7cm" svg:y2="4.978cm">
          <text:p/>
        </draw:line>
        <draw:polygon draw:style-name="gr4" draw:text-style-name="P3" draw:layer="layout" svg:width="0cm" svg:height="0.122cm" svg:x="36.7cm" svg:y="30.686cm" svg:viewBox="0 0 0 123" draw:points="0,0 0,123">
          <text:p/>
        </draw:polygon>
        <draw:line draw:style-name="gr5" draw:text-style-name="P2" draw:layer="layout" svg:x1="36.7cm" svg:y1="30.686cm" svg:x2="36.7cm" svg:y2="30.809cm">
          <text:p/>
        </draw:line>
        <draw:frame draw:style-name="gr6" draw:text-style-name="P5" draw:layer="layout" svg:width="2.415cm" svg:height="2.211cm" svg:x="27.873cm" svg:y="30.543cm">
          <draw:text-box>
            <text:p text:style-name="P4"><text:span text:style-name="T2">10</text:span></text:p>
          </draw:text-box>
        </draw:frame>
        <draw:frame draw:style-name="gr6" draw:text-style-name="P5" draw:layer="layout" svg:width="2.415cm" svg:height="2.211cm" svg:x="35.83cm" svg:y="30.543cm">
          <draw:text-box>
            <text:p text:style-name="P4"><text:span text:style-name="T2">20</text:span></text:p>
          </draw:text-box>
        </draw:frame>
        <draw:line draw:style-name="gr3" draw:text-style-name="P2" draw:layer="layout" svg:x1="4.874cm" svg:y1="4.978cm" svg:x2="36.7cm" svg:y2="4.978cm">
          <text:p/>
        </draw:line>
        <draw:polygon draw:style-name="gr4" draw:text-style-name="P3" draw:layer="layout" svg:width="0.123cm" svg:height="0cm" svg:x="4.75cm" svg:y="4.978cm" svg:viewBox="0 0 124 0" draw:points="124,0 0,0">
          <text:p/>
        </draw:polygon>
        <draw:line draw:style-name="gr5" draw:text-style-name="P2" draw:layer="layout" svg:x1="4.874cm" svg:y1="4.978cm" svg:x2="4.75cm" svg:y2="4.978cm">
          <text:p/>
        </draw:line>
        <draw:frame draw:style-name="gr6" draw:text-style-name="P5" draw:layer="layout" svg:width="10.59cm" svg:height="2.211cm" svg:x="16.335cm" svg:y="32.371cm">
          <draw:text-box>
            <text:p text:style-name="P4"><text:span text:style-name="T2">Site index</text:span><text:span text:style-name="T1"> j</text:span></text:p>
          </draw:text-box>
        </draw:frame>
        <draw:line draw:style-name="gr3" draw:text-style-name="P2" draw:layer="layout" svg:x1="4.874cm" svg:y1="10.12cm" svg:x2="36.7cm" svg:y2="10.12cm">
          <text:p/>
        </draw:line>
        <draw:polygon draw:style-name="gr4" draw:text-style-name="P3" draw:layer="layout" svg:width="0.123cm" svg:height="0cm" svg:x="4.75cm" svg:y="10.12cm" svg:viewBox="0 0 124 0" draw:points="124,0 0,0">
          <text:p/>
        </draw:polygon>
        <draw:line draw:style-name="gr5" draw:text-style-name="P2" draw:layer="layout" svg:x1="4.874cm" svg:y1="10.12cm" svg:x2="4.75cm" svg:y2="10.12cm">
          <text:p/>
        </draw:line>
        <draw:frame draw:style-name="gr6" draw:text-style-name="P5" draw:layer="layout" svg:width="1.897cm" svg:height="2.211cm" svg:x="3.757cm" svg:y="3.876cm">
          <draw:text-box>
            <text:p text:style-name="P4"><text:span text:style-name="T2">0</text:span></text:p>
          </draw:text-box>
        </draw:frame>
        <draw:line draw:style-name="gr3" draw:text-style-name="P2" draw:layer="layout" svg:x1="4.874cm" svg:y1="15.261cm" svg:x2="36.7cm" svg:y2="15.261cm">
          <text:p/>
        </draw:line>
        <draw:polygon draw:style-name="gr4" draw:text-style-name="P3" draw:layer="layout" svg:width="0.123cm" svg:height="0cm" svg:x="4.75cm" svg:y="15.261cm" svg:viewBox="0 0 124 0" draw:points="124,0 0,0">
          <text:p/>
        </draw:polygon>
        <draw:line draw:style-name="gr5" draw:text-style-name="P2" draw:layer="layout" svg:x1="4.874cm" svg:y1="15.261cm" svg:x2="4.75cm" svg:y2="15.261cm">
          <text:p/>
        </draw:line>
        <draw:frame draw:style-name="gr6" draw:text-style-name="P5" draw:layer="layout" svg:width="1.897cm" svg:height="2.211cm" svg:x="3.757cm" svg:y="9.018cm">
          <draw:text-box>
            <text:p text:style-name="P4"><text:span text:style-name="T2">2</text:span></text:p>
          </draw:text-box>
        </draw:frame>
        <draw:line draw:style-name="gr3" draw:text-style-name="P2" draw:layer="layout" svg:x1="4.874cm" svg:y1="20.403cm" svg:x2="36.7cm" svg:y2="20.403cm">
          <text:p/>
        </draw:line>
        <draw:polygon draw:style-name="gr4" draw:text-style-name="P3" draw:layer="layout" svg:width="0.123cm" svg:height="0cm" svg:x="4.75cm" svg:y="20.403cm" svg:viewBox="0 0 124 0" draw:points="124,0 0,0">
          <text:p/>
        </draw:polygon>
        <draw:line draw:style-name="gr5" draw:text-style-name="P2" draw:layer="layout" svg:x1="4.874cm" svg:y1="20.403cm" svg:x2="4.75cm" svg:y2="20.403cm">
          <text:p/>
        </draw:line>
        <draw:frame draw:style-name="gr6" draw:text-style-name="P5" draw:layer="layout" svg:width="1.897cm" svg:height="2.211cm" svg:x="3.757cm" svg:y="14.159cm">
          <draw:text-box>
            <text:p text:style-name="P4"><text:span text:style-name="T2">4</text:span></text:p>
          </draw:text-box>
        </draw:frame>
        <draw:line draw:style-name="gr3" draw:text-style-name="P2" draw:layer="layout" svg:x1="4.874cm" svg:y1="25.544cm" svg:x2="36.7cm" svg:y2="25.544cm">
          <text:p/>
        </draw:line>
        <draw:polygon draw:style-name="gr4" draw:text-style-name="P3" draw:layer="layout" svg:width="0.123cm" svg:height="0cm" svg:x="4.75cm" svg:y="25.544cm" svg:viewBox="0 0 124 0" draw:points="124,0 0,0">
          <text:p/>
        </draw:polygon>
        <draw:line draw:style-name="gr5" draw:text-style-name="P2" draw:layer="layout" svg:x1="4.874cm" svg:y1="25.544cm" svg:x2="4.75cm" svg:y2="25.544cm">
          <text:p/>
        </draw:line>
        <draw:frame draw:style-name="gr6" draw:text-style-name="P5" draw:layer="layout" svg:width="1.897cm" svg:height="2.211cm" svg:x="3.757cm" svg:y="19.301cm">
          <draw:text-box>
            <text:p text:style-name="P4"><text:span text:style-name="T2">6</text:span></text:p>
          </draw:text-box>
        </draw:frame>
        <draw:line draw:style-name="gr3" draw:text-style-name="P2" draw:layer="layout" svg:x1="4.874cm" svg:y1="30.686cm" svg:x2="36.7cm" svg:y2="30.686cm">
          <text:p/>
        </draw:line>
        <draw:polygon draw:style-name="gr4" draw:text-style-name="P3" draw:layer="layout" svg:width="0.123cm" svg:height="0cm" svg:x="4.75cm" svg:y="30.686cm" svg:viewBox="0 0 124 0" draw:points="124,0 0,0">
          <text:p/>
        </draw:polygon>
        <draw:line draw:style-name="gr5" draw:text-style-name="P2" draw:layer="layout" svg:x1="4.874cm" svg:y1="30.686cm" svg:x2="4.75cm" svg:y2="30.686cm">
          <text:p/>
        </draw:line>
        <draw:frame draw:style-name="gr6" draw:text-style-name="P5" draw:layer="layout" svg:width="1.897cm" svg:height="2.211cm" svg:x="3.757cm" svg:y="24.443cm">
          <draw:text-box>
            <text:p text:style-name="P4"><text:span text:style-name="T2">8</text:span></text:p>
          </draw:text-box>
        </draw:frame>
        <draw:frame draw:style-name="gr6" draw:text-style-name="P5" draw:layer="layout" svg:width="2.415cm" svg:height="2.211cm" svg:x="2.887cm" svg:y="29.584cm">
          <draw:text-box>
            <text:p text:style-name="P4"><text:span text:style-name="T2">10</text:span></text:p>
          </draw:text-box>
        </draw:frame>
        <draw:line draw:style-name="gr7" draw:text-style-name="P2" draw:layer="layout" svg:x1="4.874cm" svg:y1="30.686cm" svg:x2="4.874cm" svg:y2="4.978cm">
          <text:p/>
        </draw:line>
        <draw:line draw:style-name="gr7" draw:text-style-name="P2" draw:layer="layout" svg:x1="36.7cm" svg:y1="30.686cm" svg:x2="36.7cm" svg:y2="4.978cm">
          <text:p/>
        </draw:line>
        <draw:line draw:style-name="gr7" draw:text-style-name="P2" draw:layer="layout" svg:x1="4.874cm" svg:y1="30.686cm" svg:x2="36.7cm" svg:y2="30.686cm">
          <text:p/>
        </draw:line>
        <draw:line draw:style-name="gr7" draw:text-style-name="P2" draw:layer="layout" svg:x1="4.874cm" svg:y1="4.978cm" svg:x2="36.7cm" svg:y2="4.978cm">
          <text:p/>
        </draw:line>
        <draw:frame draw:style-name="gr6" draw:text-style-name="P5" draw:layer="layout" svg:width="5.632cm" svg:height="2.211cm" draw:transform="rotate (1.5707963267949) translate (0.615cm 20.146cm)">
          <draw:text-box>
            <text:p text:style-name="P4"><text:span text:style-name="T2">time</text:span><text:span text:style-name="T1"> t</text:span></text:p>
          </draw:text-box>
        </draw:frame>
        <draw:polygon draw:style-name="gr1" draw:text-style-name="P1" draw:layer="layout" svg:width="31.826cm" svg:height="25.708cm" svg:x="42.445cm" svg:y="4.978cm" svg:viewBox="0 0 31827 25709" draw:points="0,25709 31827,25709 31827,0 0,0">
          <text:p/>
        </draw:polygon>
        <draw:frame draw:style-name="gr2" draw:text-style-name="P2" draw:layer="layout" svg:width="31.825cm" svg:height="25.729cm" svg:x="42.445cm" svg:y="4.956cm">
          <draw:image xlink:href="Pictures/10000000000004E5000003F53BD4EAB18C8C87DE.png" xlink:type="simple" xlink:show="embed" xlink:actuate="onLoad">
            <text:p/>
          </draw:image>
        </draw:frame>
        <draw:line draw:style-name="gr3" draw:text-style-name="P2" draw:layer="layout" svg:x1="42.445cm" svg:y1="30.686cm" svg:x2="42.445cm" svg:y2="4.978cm">
          <text:p/>
        </draw:line>
        <draw:polygon draw:style-name="gr4" draw:text-style-name="P3" draw:layer="layout" svg:width="0cm" svg:height="0.122cm" svg:x="42.445cm" svg:y="30.686cm" svg:viewBox="0 0 0 123" draw:points="0,0 0,123">
          <text:p/>
        </draw:polygon>
        <draw:line draw:style-name="gr5" draw:text-style-name="P2" draw:layer="layout" svg:x1="42.445cm" svg:y1="30.686cm" svg:x2="42.445cm" svg:y2="30.809cm">
          <text:p/>
        </draw:line>
        <draw:frame draw:style-name="gr8" draw:text-style-name="P6" draw:layer="layout" svg:width="11.402cm" svg:height="2.296cm" svg:x="16.204cm" svg:y="2.94cm">
          <draw:text-box>
            <text:p text:style-name="P4"><text:span text:style-name="T3">No disorder</text:span></text:p>
          </draw:text-box>
        </draw:frame>
        <draw:line draw:style-name="gr3" draw:text-style-name="P2" draw:layer="layout" svg:x1="50.401cm" svg:y1="30.686cm" svg:x2="50.401cm" svg:y2="4.978cm">
          <text:p/>
        </draw:line>
        <draw:polygon draw:style-name="gr4" draw:text-style-name="P3" draw:layer="layout" svg:width="0cm" svg:height="0.122cm" svg:x="50.401cm" svg:y="30.686cm" svg:viewBox="0 0 0 123" draw:points="0,0 0,123">
          <text:p/>
        </draw:polygon>
        <draw:line draw:style-name="gr5" draw:text-style-name="P2" draw:layer="layout" svg:x1="50.401cm" svg:y1="30.686cm" svg:x2="50.401cm" svg:y2="30.809cm">
          <text:p/>
        </draw:line>
        <draw:frame draw:style-name="gr6" draw:text-style-name="P5" draw:layer="layout" svg:width="4.003cm" svg:height="2.211cm" svg:x="40.837cm" svg:y="30.543cm">
          <draw:text-box>
            <text:p text:style-name="P4"><text:span text:style-name="T1">−</text:span><text:span text:style-name="T2">20</text:span></text:p>
          </draw:text-box>
        </draw:frame>
        <draw:line draw:style-name="gr3" draw:text-style-name="P2" draw:layer="layout" svg:x1="58.358cm" svg:y1="30.686cm" svg:x2="58.358cm" svg:y2="4.978cm">
          <text:p/>
        </draw:line>
        <draw:polygon draw:style-name="gr4" draw:text-style-name="P3" draw:layer="layout" svg:width="0cm" svg:height="0.122cm" svg:x="58.358cm" svg:y="30.686cm" svg:viewBox="0 0 0 123" draw:points="0,0 0,123">
          <text:p/>
        </draw:polygon>
        <draw:line draw:style-name="gr5" draw:text-style-name="P2" draw:layer="layout" svg:x1="58.358cm" svg:y1="30.686cm" svg:x2="58.358cm" svg:y2="30.809cm">
          <text:p/>
        </draw:line>
        <draw:frame draw:style-name="gr6" draw:text-style-name="P5" draw:layer="layout" svg:width="4.003cm" svg:height="2.211cm" svg:x="48.793cm" svg:y="30.543cm">
          <draw:text-box>
            <text:p text:style-name="P4"><text:span text:style-name="T1">−</text:span><text:span text:style-name="T2">10</text:span></text:p>
          </draw:text-box>
        </draw:frame>
        <draw:line draw:style-name="gr3" draw:text-style-name="P2" draw:layer="layout" svg:x1="66.314cm" svg:y1="30.686cm" svg:x2="66.314cm" svg:y2="4.978cm">
          <text:p/>
        </draw:line>
        <draw:polygon draw:style-name="gr4" draw:text-style-name="P3" draw:layer="layout" svg:width="0cm" svg:height="0.122cm" svg:x="66.314cm" svg:y="30.686cm" svg:viewBox="0 0 0 123" draw:points="0,0 0,123">
          <text:p/>
        </draw:polygon>
        <draw:line draw:style-name="gr5" draw:text-style-name="P2" draw:layer="layout" svg:x1="66.314cm" svg:y1="30.686cm" svg:x2="66.314cm" svg:y2="30.809cm">
          <text:p/>
        </draw:line>
        <draw:frame draw:style-name="gr6" draw:text-style-name="P5" draw:layer="layout" svg:width="1.897cm" svg:height="2.211cm" svg:x="57.923cm" svg:y="30.543cm">
          <draw:text-box>
            <text:p text:style-name="P4"><text:span text:style-name="T2">0</text:span></text:p>
          </draw:text-box>
        </draw:frame>
        <draw:line draw:style-name="gr3" draw:text-style-name="P2" draw:layer="layout" svg:x1="74.271cm" svg:y1="30.686cm" svg:x2="74.271cm" svg:y2="4.978cm">
          <text:p/>
        </draw:line>
        <draw:polygon draw:style-name="gr4" draw:text-style-name="P3" draw:layer="layout" svg:width="0cm" svg:height="0.122cm" svg:x="74.271cm" svg:y="30.686cm" svg:viewBox="0 0 0 123" draw:points="0,0 0,123">
          <text:p/>
        </draw:polygon>
        <draw:line draw:style-name="gr5" draw:text-style-name="P2" draw:layer="layout" svg:x1="74.271cm" svg:y1="30.686cm" svg:x2="74.271cm" svg:y2="30.809cm">
          <text:p/>
        </draw:line>
        <draw:frame draw:style-name="gr6" draw:text-style-name="P5" draw:layer="layout" svg:width="2.415cm" svg:height="2.211cm" svg:x="65.444cm" svg:y="30.543cm">
          <draw:text-box>
            <text:p text:style-name="P4"><text:span text:style-name="T2">10</text:span></text:p>
          </draw:text-box>
        </draw:frame>
        <draw:frame draw:style-name="gr6" draw:text-style-name="P5" draw:layer="layout" svg:width="2.415cm" svg:height="2.211cm" svg:x="73.401cm" svg:y="30.543cm">
          <draw:text-box>
            <text:p text:style-name="P4"><text:span text:style-name="T2">20</text:span></text:p>
          </draw:text-box>
        </draw:frame>
        <draw:line draw:style-name="gr3" draw:text-style-name="P2" draw:layer="layout" svg:x1="42.445cm" svg:y1="4.978cm" svg:x2="74.271cm" svg:y2="4.978cm">
          <text:p/>
        </draw:line>
        <draw:polygon draw:style-name="gr4" draw:text-style-name="P3" draw:layer="layout" svg:width="0.123cm" svg:height="0cm" svg:x="42.321cm" svg:y="4.978cm" svg:viewBox="0 0 124 0" draw:points="124,0 0,0">
          <text:p/>
        </draw:polygon>
        <draw:line draw:style-name="gr5" draw:text-style-name="P2" draw:layer="layout" svg:x1="42.445cm" svg:y1="4.978cm" svg:x2="42.321cm" svg:y2="4.978cm">
          <text:p/>
        </draw:line>
        <draw:frame draw:style-name="gr6" draw:text-style-name="P5" draw:layer="layout" svg:width="10.59cm" svg:height="2.211cm" svg:x="53.905cm" svg:y="32.371cm">
          <draw:text-box>
            <text:p text:style-name="P4"><text:span text:style-name="T2">Site index</text:span><text:span text:style-name="T1"> j</text:span></text:p>
          </draw:text-box>
        </draw:frame>
        <draw:line draw:style-name="gr3" draw:text-style-name="P2" draw:layer="layout" svg:x1="42.445cm" svg:y1="10.12cm" svg:x2="74.271cm" svg:y2="10.12cm">
          <text:p/>
        </draw:line>
        <draw:polygon draw:style-name="gr4" draw:text-style-name="P3" draw:layer="layout" svg:width="0.123cm" svg:height="0cm" svg:x="42.321cm" svg:y="10.12cm" svg:viewBox="0 0 124 0" draw:points="124,0 0,0">
          <text:p/>
        </draw:polygon>
        <draw:line draw:style-name="gr5" draw:text-style-name="P2" draw:layer="layout" svg:x1="42.445cm" svg:y1="10.12cm" svg:x2="42.321cm" svg:y2="10.12cm">
          <text:p/>
        </draw:line>
        <draw:frame draw:style-name="gr6" draw:text-style-name="P5" draw:layer="layout" svg:width="1.897cm" svg:height="2.211cm" svg:x="41.328cm" svg:y="3.876cm">
          <draw:text-box>
            <text:p text:style-name="P4"><text:span text:style-name="T2">0</text:span></text:p>
          </draw:text-box>
        </draw:frame>
        <draw:line draw:style-name="gr3" draw:text-style-name="P2" draw:layer="layout" svg:x1="42.445cm" svg:y1="15.261cm" svg:x2="74.271cm" svg:y2="15.261cm">
          <text:p/>
        </draw:line>
        <draw:polygon draw:style-name="gr4" draw:text-style-name="P3" draw:layer="layout" svg:width="0.123cm" svg:height="0cm" svg:x="42.321cm" svg:y="15.261cm" svg:viewBox="0 0 124 0" draw:points="124,0 0,0">
          <text:p/>
        </draw:polygon>
        <draw:line draw:style-name="gr5" draw:text-style-name="P2" draw:layer="layout" svg:x1="42.445cm" svg:y1="15.261cm" svg:x2="42.321cm" svg:y2="15.261cm">
          <text:p/>
        </draw:line>
        <draw:frame draw:style-name="gr6" draw:text-style-name="P5" draw:layer="layout" svg:width="1.897cm" svg:height="2.211cm" svg:x="41.328cm" svg:y="9.018cm">
          <draw:text-box>
            <text:p text:style-name="P4"><text:span text:style-name="T2">2</text:span></text:p>
          </draw:text-box>
        </draw:frame>
        <draw:line draw:style-name="gr3" draw:text-style-name="P2" draw:layer="layout" svg:x1="42.445cm" svg:y1="20.403cm" svg:x2="74.271cm" svg:y2="20.403cm">
          <text:p/>
        </draw:line>
        <draw:polygon draw:style-name="gr4" draw:text-style-name="P3" draw:layer="layout" svg:width="0.123cm" svg:height="0cm" svg:x="42.321cm" svg:y="20.403cm" svg:viewBox="0 0 124 0" draw:points="124,0 0,0">
          <text:p/>
        </draw:polygon>
        <draw:line draw:style-name="gr5" draw:text-style-name="P2" draw:layer="layout" svg:x1="42.445cm" svg:y1="20.403cm" svg:x2="42.321cm" svg:y2="20.403cm">
          <text:p/>
        </draw:line>
        <draw:frame draw:style-name="gr6" draw:text-style-name="P5" draw:layer="layout" svg:width="1.897cm" svg:height="2.211cm" svg:x="41.328cm" svg:y="14.159cm">
          <draw:text-box>
            <text:p text:style-name="P4"><text:span text:style-name="T2">4</text:span></text:p>
          </draw:text-box>
        </draw:frame>
        <draw:line draw:style-name="gr3" draw:text-style-name="P2" draw:layer="layout" svg:x1="42.445cm" svg:y1="25.544cm" svg:x2="74.271cm" svg:y2="25.544cm">
          <text:p/>
        </draw:line>
        <draw:polygon draw:style-name="gr4" draw:text-style-name="P3" draw:layer="layout" svg:width="0.123cm" svg:height="0cm" svg:x="42.321cm" svg:y="25.544cm" svg:viewBox="0 0 124 0" draw:points="124,0 0,0">
          <text:p/>
        </draw:polygon>
        <draw:line draw:style-name="gr5" draw:text-style-name="P2" draw:layer="layout" svg:x1="42.445cm" svg:y1="25.544cm" svg:x2="42.321cm" svg:y2="25.544cm">
          <text:p/>
        </draw:line>
        <draw:frame draw:style-name="gr6" draw:text-style-name="P5" draw:layer="layout" svg:width="1.897cm" svg:height="2.211cm" svg:x="41.328cm" svg:y="19.301cm">
          <draw:text-box>
            <text:p text:style-name="P4"><text:span text:style-name="T2">6</text:span></text:p>
          </draw:text-box>
        </draw:frame>
        <draw:line draw:style-name="gr3" draw:text-style-name="P2" draw:layer="layout" svg:x1="42.445cm" svg:y1="30.686cm" svg:x2="74.271cm" svg:y2="30.686cm">
          <text:p/>
        </draw:line>
        <draw:polygon draw:style-name="gr4" draw:text-style-name="P3" draw:layer="layout" svg:width="0.123cm" svg:height="0cm" svg:x="42.321cm" svg:y="30.686cm" svg:viewBox="0 0 124 0" draw:points="124,0 0,0">
          <text:p/>
        </draw:polygon>
        <draw:line draw:style-name="gr5" draw:text-style-name="P2" draw:layer="layout" svg:x1="42.445cm" svg:y1="30.686cm" svg:x2="42.321cm" svg:y2="30.686cm">
          <text:p/>
        </draw:line>
        <draw:frame draw:style-name="gr6" draw:text-style-name="P5" draw:layer="layout" svg:width="1.897cm" svg:height="2.211cm" svg:x="41.328cm" svg:y="24.443cm">
          <draw:text-box>
            <text:p text:style-name="P4"><text:span text:style-name="T2">8</text:span></text:p>
          </draw:text-box>
        </draw:frame>
        <draw:frame draw:style-name="gr6" draw:text-style-name="P5" draw:layer="layout" svg:width="2.415cm" svg:height="2.211cm" svg:x="40.457cm" svg:y="29.584cm">
          <draw:text-box>
            <text:p text:style-name="P4"><text:span text:style-name="T2">10</text:span></text:p>
          </draw:text-box>
        </draw:frame>
        <draw:line draw:style-name="gr7" draw:text-style-name="P2" draw:layer="layout" svg:x1="42.445cm" svg:y1="30.686cm" svg:x2="42.445cm" svg:y2="4.978cm">
          <text:p/>
        </draw:line>
        <draw:line draw:style-name="gr7" draw:text-style-name="P2" draw:layer="layout" svg:x1="74.271cm" svg:y1="30.686cm" svg:x2="74.271cm" svg:y2="4.978cm">
          <text:p/>
        </draw:line>
        <draw:line draw:style-name="gr7" draw:text-style-name="P2" draw:layer="layout" svg:x1="42.445cm" svg:y1="30.686cm" svg:x2="74.271cm" svg:y2="30.686cm">
          <text:p/>
        </draw:line>
        <draw:line draw:style-name="gr7" draw:text-style-name="P2" draw:layer="layout" svg:x1="42.445cm" svg:y1="4.978cm" svg:x2="74.271cm" svg:y2="4.978cm">
          <text:p/>
        </draw:line>
        <draw:frame draw:style-name="gr6" draw:text-style-name="P5" draw:layer="layout" svg:width="5.632cm" svg:height="2.211cm" draw:transform="rotate (1.5707963267949) translate (38.186cm 20.146cm)">
          <draw:text-box>
            <text:p text:style-name="P4"><text:span text:style-name="T2">time</text:span><text:span text:style-name="T1"> t</text:span></text:p>
          </draw:text-box>
        </draw:frame>
        <draw:frame draw:style-name="gr8" draw:text-style-name="P6" draw:layer="layout" svg:width="15.255cm" svg:height="2.296cm" svg:x="52.303cm" svg:y="2.683cm">
          <draw:text-box>
            <text:p text:style-name="P4"><text:span text:style-name="T3">Strong disorder</text:span></text:p>
          </draw:text-box>
        </draw:frame>
        <draw:frame draw:style-name="gr8" draw:text-style-name="P6" draw:layer="layout" svg:width="64.383cm" svg:height="2.296cm" svg:x="8.046cm" svg:y="0.252cm">
          <draw:text-box>
            <text:p text:style-name="P4"><text:span text:style-name="T3">Probability density profile in ballistic and localized regimes in 1D,</text:span></text:p>
          </draw:text-box>
        </draw:frame>
        <draw:frame draw:style-name="gr8" draw:text-style-name="P6" draw:layer="layout" svg:width="9.014cm" svg:height="2.296cm" svg:x="60.722cm" svg:y="0.252cm">
          <draw:text-box>
            <text:p text:style-name="P4"><text:span text:style-name="T4">L</text:span><text:span text:style-name="T3"> = 1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76.2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/6.0.4.2$Linux_X86_64 LibreOffice_project/ffd98959f75c3d4df93843a2fb47af8ab67746fd</meta:generator>
  </office:meta>
</office:document-meta>
</file>